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rsid="0003e89f" officeooo:paragraph-rsid="0003e89f"/>
    </style:style>
    <style:style style:name="P3" style:family="paragraph" style:parent-style-name="Text_20_body">
      <style:text-properties officeooo:rsid="00090343" officeooo:paragraph-rsid="00090343"/>
    </style:style>
    <style:style style:name="P4" style:family="paragraph" style:parent-style-name="Text_20_body">
      <style:text-properties officeooo:rsid="000c1551" officeooo:paragraph-rsid="000c1551"/>
    </style:style>
    <style:style style:name="P5" style:family="paragraph" style:parent-style-name="Text_20_body">
      <style:text-properties officeooo:rsid="000c1551" officeooo:paragraph-rsid="000cdf35"/>
    </style:style>
    <style:style style:name="P6" style:family="paragraph" style:parent-style-name="Text_20_body">
      <style:text-properties officeooo:rsid="000c1551" officeooo:paragraph-rsid="0011f8d2"/>
    </style:style>
    <style:style style:name="P7" style:family="paragraph" style:parent-style-name="Text_20_body">
      <style:text-properties officeooo:rsid="0010202a" officeooo:paragraph-rsid="0010202a"/>
    </style:style>
    <style:style style:name="P8" style:family="paragraph" style:parent-style-name="Text_20_body">
      <style:text-properties officeooo:rsid="0010202a" officeooo:paragraph-rsid="0011f8d2"/>
    </style:style>
    <style:style style:name="P9" style:family="paragraph" style:parent-style-name="Text_20_body">
      <style:text-properties officeooo:rsid="00134850" officeooo:paragraph-rsid="00134850"/>
    </style:style>
    <style:style style:name="P10" style:family="paragraph" style:parent-style-name="Text_20_body" style:list-style-name="L1">
      <style:text-properties officeooo:rsid="001411c2" officeooo:paragraph-rsid="001411c2"/>
    </style:style>
    <style:style style:name="P11" style:family="paragraph" style:parent-style-name="Text_20_body" style:list-style-name="L3">
      <style:text-properties officeooo:rsid="001e35a0" officeooo:paragraph-rsid="001e35a0"/>
    </style:style>
    <style:style style:name="P12" style:family="paragraph" style:parent-style-name="Text_20_body" style:list-style-name="L3">
      <style:text-properties officeooo:rsid="001e35a0" officeooo:paragraph-rsid="00221b04"/>
    </style:style>
    <style:style style:name="P13" style:family="paragraph" style:parent-style-name="Text_20_body" style:list-style-name="L3">
      <style:text-properties officeooo:rsid="001e9e2d" officeooo:paragraph-rsid="001e9e2d"/>
    </style:style>
    <style:style style:name="P14" style:family="paragraph" style:parent-style-name="Text_20_body" style:list-style-name="L3">
      <style:text-properties officeooo:rsid="001e9e2d" officeooo:paragraph-rsid="00221b04"/>
    </style:style>
    <style:style style:name="P15" style:family="paragraph" style:parent-style-name="Text_20_body" style:list-style-name="L3">
      <style:text-properties officeooo:rsid="001fa7bf" officeooo:paragraph-rsid="001fa7bf"/>
    </style:style>
    <style:style style:name="P16" style:family="paragraph" style:parent-style-name="Text_20_body" style:list-style-name="L3">
      <style:text-properties officeooo:rsid="001fa7bf" officeooo:paragraph-rsid="00221b04"/>
    </style:style>
    <style:style style:name="P17" style:family="paragraph" style:parent-style-name="Text_20_body" style:list-style-name="L3">
      <style:text-properties officeooo:rsid="0020beab" officeooo:paragraph-rsid="0020beab"/>
    </style:style>
    <style:style style:name="P18" style:family="paragraph" style:parent-style-name="Text_20_body" style:list-style-name="L3">
      <style:text-properties officeooo:rsid="0020beab" officeooo:paragraph-rsid="00221b04"/>
    </style:style>
    <style:style style:name="P19" style:family="paragraph" style:parent-style-name="Footer">
      <style:paragraph-properties fo:text-align="center" style:justify-single-word="false"/>
    </style:style>
    <style:style style:name="P20" style:family="paragraph" style:parent-style-name="Title">
      <style:text-properties officeooo:rsid="0003e89f" officeooo:paragraph-rsid="0003e89f"/>
    </style:style>
    <style:style style:name="P21" style:family="paragraph" style:parent-style-name="Heading_20_1">
      <style:paragraph-properties fo:break-before="page"/>
      <style:text-properties officeooo:rsid="00068fe7" officeooo:paragraph-rsid="00068fe7"/>
    </style:style>
    <style:style style:name="P22" style:family="paragraph" style:parent-style-name="Heading_20_1">
      <style:text-properties officeooo:rsid="0007ea5a" officeooo:paragraph-rsid="0007ea5a"/>
    </style:style>
    <style:style style:name="P23" style:family="paragraph" style:parent-style-name="Heading_20_1">
      <style:text-properties officeooo:paragraph-rsid="0007cdbb"/>
    </style:style>
    <style:style style:name="T1" style:family="text">
      <style:text-properties officeooo:rsid="0007cdbb"/>
    </style:style>
    <style:style style:name="T2" style:family="text">
      <style:text-properties officeooo:rsid="000909a3"/>
    </style:style>
    <style:style style:name="T3" style:family="text">
      <style:text-properties officeooo:rsid="000cdf35"/>
    </style:style>
    <style:style style:name="T4" style:family="text">
      <style:text-properties officeooo:rsid="000db4d5"/>
    </style:style>
    <style:style style:name="T5" style:family="text">
      <style:text-properties officeooo:rsid="000f929f"/>
    </style:style>
    <style:style style:name="T6" style:family="text">
      <style:text-properties officeooo:rsid="00221b04"/>
    </style:style>
    <style:style style:name="T7" style:family="text">
      <style:text-properties officeooo:rsid="00234aba"/>
    </style:style>
    <style:style style:name="T8" style:family="text">
      <style:text-properties officeooo:rsid="002365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Inf3190 Oblig</text:p>
      <text:p text:style-name="P2">Course: inf3190 – Spring 2018</text:p>
      <text:p text:style-name="P2">Username: krishto</text:p>
      <text:p text:style-name="P2">Date: 27.02.18</text:p>
      <text:h text:style-name="P21" text:outline-level="1">MIP vs IPv4</text:h>
      <text:p text:style-name="P3">In small networks, MIP will be faster, since you have less overhead <text:span text:style-name="T2">due to smaller headers. It will also have more bandwidth available to payloads than Ipv4 over Ethernet. However, when the network size grows, in it’s current form, MIP will require one interface per connection, which is extremely inefficient. You will also require one MIP address per interface, and when the address is only 1 byte, you can very easily run out of addresses.</text:span></text:p>
      <text:h text:style-name="P23" text:outline-level="1"><text:span text:style-name="T1">Function calls</text:span></text:h>
      <text:h text:style-name="Heading_20_3" text:outline-level="3">Server side</text:h>
      <text:list xml:id="list198440846412849204" text:style-name="L3">
        <text:list-item>
          <text:p text:style-name="P11">User starts daemon:</text:p>
          <text:list>
            <text:list-item>
              <text:p text:style-name="P11">Main is called.</text:p>
            </text:list-item>
            <text:list-item>
              <text:p text:style-name="P11">epoll_add is called to add each interface’s socket to the epoll.</text:p>
            </text:list-item>
          </text:list>
        </text:list-item>
        <text:list-item>
          <text:p text:style-name="P13">User starts ping server:</text:p>
          <text:list>
            <text:list-item>
              <text:p text:style-name="P15">Main is called.</text:p>
              <text:list>
                <text:list-item>
                  <text:p text:style-name="P17">A packet is sent to daemon, <text:span text:style-name="T6">notifying it</text:span>.</text:p>
                </text:list-item>
              </text:list>
            </text:list-item>
          </text:list>
        </text:list-item>
        <text:list-item>
          <text:p text:style-name="P17">Daemon receives a packet:</text:p>
          <text:list>
            <text:list-item>
              <text:p text:style-name="P17">Epoll_wait returns.</text:p>
            </text:list-item>
            <text:list-item>
              <text:p text:style-name="P17">Main calls epoll_event, which handles the event and takes appropriate action.</text:p>
            </text:list-item>
          </text:list>
        </text:list-item>
      </text:list>
      <text:h text:style-name="Heading_20_3" text:outline-level="3">Client side</text:h>
      <text:list xml:id="list141720385886842" text:continue-numbering="true" text:style-name="L3">
        <text:list-item>
          <text:p text:style-name="P12">User starts daemon:</text:p>
          <text:list>
            <text:list-item>
              <text:p text:style-name="P12">Main is called.</text:p>
            </text:list-item>
            <text:list-item>
              <text:p text:style-name="P12">epoll_add is called to add each interface’s socket to the epoll.</text:p>
            </text:list-item>
          </text:list>
        </text:list-item>
        <text:list-item>
          <text:p text:style-name="P14">User starts ping <text:span text:style-name="T7">client</text:span>:</text:p>
          <text:list>
            <text:list-item>
              <text:p text:style-name="P16">Main is called.</text:p>
              <text:list>
                <text:list-item>
                  <text:p text:style-name="P18">A packet is sent to daemon, <text:span text:style-name="T8">telling it to send a packet.</text:span>.</text:p>
                </text:list-item>
              </text:list>
            </text:list-item>
          </text:list>
        </text:list-item>
        <text:list-item>
          <text:p text:style-name="P18">Daemon receives a packet:</text:p>
          <text:list>
            <text:list-item>
              <text:p text:style-name="P18">Epoll_wait returns.</text:p>
            </text:list-item>
            <text:list-item>
              <text:p text:style-name="P18">Main calls epoll_event, which handles the event and takes appropriate action.</text:p>
            </text:list-item>
          </text:list>
        </text:list-item>
      </text:list>
      <text:h text:style-name="P22" text:outline-level="1"><text:soft-page-break/>Executing the program</text:h>
      <text:p text:style-name="P4">Compiling: make</text:p>
      <text:p text:style-name="P7">Use make clean to delete binaries.</text:p>
      <text:p text:style-name="P4"/>
      <text:p text:style-name="P4">Run daemon: ./<text:span text:style-name="T4">bin/mip_daemon [-h] [-d] &lt;Unix socket&gt; [MIP addresses, space separated]</text:span></text:p>
      <text:p text:style-name="P4">-<text:span text:style-name="T5">h: Show help menu and exiting.</text:span></text:p>
      <text:p text:style-name="P4">-<text:span text:style-name="T5">d: Enable debug mode.</text:span></text:p>
      <text:p text:style-name="P7">Unix socket: The path where the unix socket used to communicate with the daemon is placed.</text:p>
      <text:p text:style-name="P7">MIP addresses: Addresses available to this daemon, which can be assigned to a </text:p>
      <text:p text:style-name="P4"/>
      <text:p text:style-name="P4">Run ping client: ./bin/ping_client [-h] <text:span text:style-name="T3">&lt;Destination host&gt; &lt;Message&gt; &lt;Unix socket&gt;</text:span></text:p>
      <text:p text:style-name="P6">-<text:span text:style-name="T5">h: Show help menu and exiting.</text:span></text:p>
      <text:p text:style-name="P9">Destination host: The MIP ping server to ping.</text:p>
      <text:p text:style-name="P9">Message: The message to send to the ping server.</text:p>
      <text:p text:style-name="P8">Unix socket: The path where the unix socket used to communicate with the daemon is placed.</text:p>
      <text:p text:style-name="P4"/>
      <text:p text:style-name="P5">Run ping server: ./bin/ping_<text:span text:style-name="T3">server</text:span> [-h] <text:span text:style-name="T3">&lt;Unix socket&gt;</text:span></text:p>
      <text:p text:style-name="P6">-<text:span text:style-name="T5">h: Show help menu and exiting.</text:span></text:p>
      <text:p text:style-name="P8">Unix socket: The path where the unix socket used to communicate with the daemon is placed.</text:p>
      <text:h text:style-name="P22" text:outline-level="1">Files</text:h>
      <text:list xml:id="list2800826066924826623" text:style-name="L1">
        <text:list-item>
          <text:p text:style-name="P10">daemon.c</text:p>
        </text:list-item>
        <text:list-item>
          <text:p text:style-name="P10">daemon.h</text:p>
        </text:list-item>
        <text:list-item>
          <text:p text:style-name="P10">debug.c</text:p>
        </text:list-item>
        <text:list-item>
          <text:p text:style-name="P10">debug.h</text:p>
        </text:list-item>
        <text:list-item>
          <text:p text:style-name="P10">ethernet.h</text:p>
        </text:list-item>
        <text:list-item>
          <text:p text:style-name="P10">mac_utils.c</text:p>
        </text:list-item>
        <text:list-item>
          <text:p text:style-name="P10">mac_utils.h</text:p>
        </text:list-item>
        <text:list-item>
          <text:p text:style-name="P10">Makefile</text:p>
        </text:list-item>
        <text:list-item>
          <text:p text:style-name="P10"><text:soft-page-break/>mip.c</text:p>
        </text:list-item>
        <text:list-item>
          <text:p text:style-name="P10">mip.h</text:p>
        </text:list-item>
        <text:list-item>
          <text:p text:style-name="P10">pingclient.c</text:p>
        </text:list-item>
        <text:list-item>
          <text:p text:style-name="P10">pingserver.c</text:p>
        </text:list-item>
        <text:list-item>
          <text:p text:style-name="P10">shared.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39:57.258800546</meta:creation-date>
    <meta:generator>LibreOffice/5.1.6.2$Linux_X86_64 LibreOffice_project/10m0$Build-2</meta:generator>
    <dc:date>2018-02-27T14:17:10.322031029</dc:date>
    <meta:editing-duration>PT36M59S</meta:editing-duration>
    <meta:editing-cycles>30</meta:editing-cycles>
    <meta:document-statistic meta:table-count="0" meta:image-count="0" meta:object-count="0" meta:page-count="4" meta:paragraph-count="58" meta:word-count="381" meta:character-count="2172" meta:non-whitespace-character-count="1878"/>
  </office:meta>
</office:document-meta>
</file>